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46.5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537885527592152" calcext:value-type="float">
            <text:p>0.000537885527592</text:p>
          </table:table-cell>
          <table:table-cell office:value-type="float" office:value="13.1736526489258" calcext:value-type="float">
            <text:p>13.1736526489258</text:p>
          </table:table-cell>
          <table:table-cell office:value-type="float" office:value="0.00538224866613746" calcext:value-type="float">
            <text:p>0.005382248666137</text:p>
          </table:table-cell>
          <table:table-cell office:value-type="float" office:value="3337" calcext:value-type="float">
            <text:p>3337</text:p>
          </table:table-cell>
          <table:table-cell office:value-type="float" office:value="14.1906814575195" calcext:value-type="float">
            <text:p>14.1906814575195</text:p>
          </table:table-cell>
          <table:table-cell table:style-name="ce1" office:value-type="string" calcext:value-type="string">
            <text:p>9_I_exp8</text:p>
          </table:table-cell>
          <table:table-cell table:style-name="ce1" office:value-type="string" calcext:value-type="string">
            <text:p>9_I.v1.l1.ds1.l_combo1.ds_combo2.idays30.odays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0058348178863" calcext:value-type="float">
            <text:p>0.380058348178863</text:p>
          </table:table-cell>
          <table:table-cell office:value-type="float" office:value="100" calcext:value-type="float">
            <text:p>100</text:p>
          </table:table-cell>
          <table:table-cell office:value-type="float" office:value="0.583056688308716" calcext:value-type="float">
            <text:p>0.583056688308716</text:p>
          </table:table-cell>
          <table:table-cell office:value-type="float" office:value="3385" calcext:value-type="float">
            <text:p>3385</text:p>
          </table:table-cell>
          <table:table-cell office:value-type="float" office:value="15.0609588623047" calcext:value-type="float">
            <text:p>15.0609588623047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4.ds_combo4.idays3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44:22.496954706</dc:date>
    <meta:editing-duration>PT1M9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